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ist1" table:style-name="ta1">
        <table:shapes>
          <draw:frame draw:z-index="0" draw:style-name="gr1" draw:text-style-name="P1" svg:width="15.999cm" svg:height="8.999cm" svg:x="9.758cm" svg:y="0.551cm">
            <draw:object draw:notify-on-update-of-ranges="List1.A3:List1.A20 List1.B2:List1.B2 List1.B3:List1.B20 List1.C2:List1.C2 List1.C3:List1.C20 List1.D2:List1.D2 List1.D3:List1.D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Count</text:p>
          </table:table-cell>
          <table:table-cell table:style-name="ce4" office:value-type="string" calcext:value-type="string" table:number-columns-spanned="3" table:number-rows-spanned="1">
            <text:p>Time</text:p>
          </table:table-cell>
          <table:covered-table-cell table:style-name="ce1" office:value-type="string" calcext:value-type="string">
            <text:p>Reverse sorted</text:p>
          </table:covered-table-cell>
          <table:covered-table-cell table:style-name="ce1" office:value-type="string" calcext:value-type="string">
            <text:p>Randomized</text:p>
          </table:covered-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Seřazené</text:p>
          </table:table-cell>
          <table:table-cell table:style-name="ce2" office:value-type="string" calcext:value-type="string">
            <text:p>Obráceně seřezané</text:p>
          </table:table-cell>
          <table:table-cell table:style-name="ce2" office:value-type="string" calcext:value-type="string">
            <text:p>Náhodné</text:p>
          </table:table-cell>
          <table:table-cell table:style-name="ce5"/>
          <table:table-cell table:number-columns-repeated="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float" office:value="0.0000034" calcext:value-type="float">
            <text:p>0,0000034</text:p>
          </table:table-cell>
          <table:table-cell table:style-name="ce5" office:value-type="float" office:value="0.0000101" calcext:value-type="float">
            <text:p>0,0000101</text:p>
          </table:table-cell>
          <table:table-cell table:style-name="ce5" office:value-type="float" office:value="0.0000066" calcext:value-type="float">
            <text:p>0,0000066</text:p>
          </table:table-cell>
          <table:table-cell table:style-name="ce5"/>
          <table:table-cell table:number-columns-repeated="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float" office:value="0.0000092" calcext:value-type="float">
            <text:p>0,0000092</text:p>
          </table:table-cell>
          <table:table-cell table:style-name="ce5" office:value-type="float" office:value="0.0000348" calcext:value-type="float">
            <text:p>0,0000348</text:p>
          </table:table-cell>
          <table:table-cell table:style-name="ce5" office:value-type="float" office:value="0.0000214" calcext:value-type="float">
            <text:p>0,0000214</text:p>
          </table:table-cell>
          <table:table-cell table:style-name="ce5"/>
          <table:table-cell table:style-name="ce6"/>
          <table:table-cell table:style-name="ce7"/>
          <table:table-cell table:number-columns-repeated="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5" office:value-type="float" office:value="0.0000203" calcext:value-type="float">
            <text:p>0,0000203</text:p>
          </table:table-cell>
          <table:table-cell table:style-name="ce5" office:value-type="float" office:value="0.0004321" calcext:value-type="float">
            <text:p>0,0004321</text:p>
          </table:table-cell>
          <table:table-cell table:style-name="ce5" office:value-type="float" office:value="0.0000772" calcext:value-type="float">
            <text:p>0,0000772</text:p>
          </table:table-cell>
          <table:table-cell table:style-name="ce5"/>
          <table:table-cell table:style-name="ce6"/>
          <table:table-cell table:style-name="ce7"/>
          <table:table-cell table:number-columns-repeated="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5" office:value-type="float" office:value="0.0001188" calcext:value-type="float">
            <text:p>0,0001188</text:p>
          </table:table-cell>
          <table:table-cell table:style-name="ce5" office:value-type="float" office:value="0.0007229" calcext:value-type="float">
            <text:p>0,0007229</text:p>
          </table:table-cell>
          <table:table-cell table:style-name="ce5" office:value-type="float" office:value="0.0004223" calcext:value-type="float">
            <text:p>0,0004223</text:p>
          </table:table-cell>
          <table:table-cell table:style-name="ce5"/>
          <table:table-cell table:style-name="ce6"/>
          <table:table-cell table:style-name="ce7"/>
          <table:table-cell table:number-columns-repeated="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5" office:value-type="float" office:value="0.0002104" calcext:value-type="float">
            <text:p>0,0002104</text:p>
          </table:table-cell>
          <table:table-cell table:style-name="ce5" office:value-type="float" office:value="0.0006717" calcext:value-type="float">
            <text:p>0,0006717</text:p>
          </table:table-cell>
          <table:table-cell table:style-name="ce5" office:value-type="float" office:value="0.0004735" calcext:value-type="float">
            <text:p>0,0004735</text:p>
          </table:table-cell>
          <table:table-cell table:style-name="ce5"/>
          <table:table-cell table:style-name="ce6"/>
          <table:table-cell table:style-name="ce7"/>
          <table:table-cell table:number-columns-repeated="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5" office:value-type="float" office:value="0.0004044" calcext:value-type="float">
            <text:p>0,0004044</text:p>
          </table:table-cell>
          <table:table-cell table:style-name="ce5" office:value-type="float" office:value="0.002508" calcext:value-type="float">
            <text:p>0,0025080</text:p>
          </table:table-cell>
          <table:table-cell table:style-name="ce5" office:value-type="float" office:value="0.0014333" calcext:value-type="float">
            <text:p>0,0014333</text:p>
          </table:table-cell>
          <table:table-cell table:style-name="ce5"/>
          <table:table-cell table:style-name="ce6"/>
          <table:table-cell table:style-name="ce7"/>
          <table:table-cell table:number-columns-repeated="7"/>
        </table:table-row>
        <table:table-row table:style-name="ro1">
          <table:table-cell table:style-name="ce3" office:value-type="float" office:value="1000" calcext:value-type="float">
            <text:p>1 000</text:p>
          </table:table-cell>
          <table:table-cell table:style-name="ce5" office:value-type="float" office:value="0.0008894" calcext:value-type="float">
            <text:p>0,0008894</text:p>
          </table:table-cell>
          <table:table-cell table:style-name="ce5" office:value-type="float" office:value="0.0049719" calcext:value-type="float">
            <text:p>0,0049719</text:p>
          </table:table-cell>
          <table:table-cell table:style-name="ce5" office:value-type="float" office:value="0.0031357" calcext:value-type="float">
            <text:p>0,0031357</text:p>
          </table:table-cell>
          <table:table-cell table:style-name="ce5"/>
          <table:table-cell table:style-name="ce6"/>
          <table:table-cell table:style-name="ce7"/>
          <table:table-cell table:number-columns-repeated="7"/>
        </table:table-row>
        <table:table-row table:style-name="ro1">
          <table:table-cell table:style-name="ce3" office:value-type="float" office:value="2000" calcext:value-type="float">
            <text:p>2 000</text:p>
          </table:table-cell>
          <table:table-cell table:style-name="ce5" office:value-type="float" office:value="0.002129" calcext:value-type="float">
            <text:p>0,0021290</text:p>
          </table:table-cell>
          <table:table-cell table:style-name="ce5" office:value-type="float" office:value="0.0080764" calcext:value-type="float">
            <text:p>0,0080764</text:p>
          </table:table-cell>
          <table:table-cell table:style-name="ce5" office:value-type="float" office:value="0.0097459" calcext:value-type="float">
            <text:p>0,0097459</text:p>
          </table:table-cell>
          <table:table-cell table:style-name="ce5"/>
          <table:table-cell table:number-columns-repeated="9"/>
        </table:table-row>
        <table:table-row table:style-name="ro1">
          <table:table-cell table:style-name="ce3" office:value-type="float" office:value="5000" calcext:value-type="float">
            <text:p>5 000</text:p>
          </table:table-cell>
          <table:table-cell table:style-name="ce5" office:value-type="float" office:value="0.0106339" calcext:value-type="float">
            <text:p>0,0106339</text:p>
          </table:table-cell>
          <table:table-cell table:style-name="ce5" office:value-type="float" office:value="0.0297028" calcext:value-type="float">
            <text:p>0,0297028</text:p>
          </table:table-cell>
          <table:table-cell table:style-name="ce5" office:value-type="float" office:value="0.0188311" calcext:value-type="float">
            <text:p>0,0188311</text:p>
          </table:table-cell>
          <table:table-cell table:style-name="ce5"/>
          <table:table-cell table:number-columns-repeated="9"/>
        </table:table-row>
        <table:table-row table:style-name="ro1">
          <table:table-cell table:style-name="ce3" office:value-type="float" office:value="10000" calcext:value-type="float">
            <text:p>10 000</text:p>
          </table:table-cell>
          <table:table-cell table:style-name="ce5" office:value-type="float" office:value="0.0133634" calcext:value-type="float">
            <text:p>0,0133634</text:p>
          </table:table-cell>
          <table:table-cell table:style-name="ce5" office:value-type="float" office:value="0.0484062" calcext:value-type="float">
            <text:p>0,0484062</text:p>
          </table:table-cell>
          <table:table-cell table:style-name="ce5" office:value-type="float" office:value="0.0403653" calcext:value-type="float">
            <text:p>0,0403653</text:p>
          </table:table-cell>
          <table:table-cell table:style-name="ce5"/>
          <table:table-cell table:number-columns-repeated="9"/>
        </table:table-row>
        <table:table-row table:style-name="ro1">
          <table:table-cell table:style-name="ce3" office:value-type="float" office:value="20000" calcext:value-type="float">
            <text:p>20 000</text:p>
          </table:table-cell>
          <table:table-cell table:style-name="ce5" office:value-type="float" office:value="0.0292128" calcext:value-type="float">
            <text:p>0,0292128</text:p>
          </table:table-cell>
          <table:table-cell table:style-name="ce5" office:value-type="float" office:value="0.1060286" calcext:value-type="float">
            <text:p>0,1060286</text:p>
          </table:table-cell>
          <table:table-cell table:style-name="ce5" office:value-type="float" office:value="0.0856943" calcext:value-type="float">
            <text:p>0,0856943</text:p>
          </table:table-cell>
          <table:table-cell table:style-name="ce5"/>
          <table:table-cell table:number-columns-repeated="9"/>
        </table:table-row>
        <table:table-row table:style-name="ro1">
          <table:table-cell table:style-name="ce3" office:value-type="float" office:value="50000" calcext:value-type="float">
            <text:p>50 000</text:p>
          </table:table-cell>
          <table:table-cell table:style-name="ce5" office:value-type="float" office:value="0.0992678" calcext:value-type="float">
            <text:p>0,0992678</text:p>
          </table:table-cell>
          <table:table-cell table:style-name="ce5" office:value-type="float" office:value="0.305927" calcext:value-type="float">
            <text:p>0,3059270</text:p>
          </table:table-cell>
          <table:table-cell table:style-name="ce5" office:value-type="float" office:value="0.2958804" calcext:value-type="float">
            <text:p>0,2958804</text:p>
          </table:table-cell>
          <table:table-cell table:style-name="ce5"/>
          <table:table-cell table:number-columns-repeated="9"/>
        </table:table-row>
        <table:table-row table:style-name="ro1">
          <table:table-cell table:style-name="ce3" office:value-type="float" office:value="100000" calcext:value-type="float">
            <text:p>100 000</text:p>
          </table:table-cell>
          <table:table-cell table:style-name="ce5" office:value-type="float" office:value="0.2308808" calcext:value-type="float">
            <text:p>0,2308808</text:p>
          </table:table-cell>
          <table:table-cell table:style-name="ce5" office:value-type="float" office:value="0.5896787" calcext:value-type="float">
            <text:p>0,5896787</text:p>
          </table:table-cell>
          <table:table-cell table:style-name="ce5" office:value-type="float" office:value="0.5476764" calcext:value-type="float">
            <text:p>0,5476764</text:p>
          </table:table-cell>
          <table:table-cell table:style-name="ce5"/>
          <table:table-cell table:number-columns-repeated="9"/>
        </table:table-row>
        <table:table-row table:style-name="ro1">
          <table:table-cell table:style-name="ce3" office:value-type="float" office:value="200000" calcext:value-type="float">
            <text:p>200 000</text:p>
          </table:table-cell>
          <table:table-cell table:style-name="ce5" office:value-type="float" office:value="0.4697728" calcext:value-type="float">
            <text:p>0,4697728</text:p>
          </table:table-cell>
          <table:table-cell table:style-name="ce5" office:value-type="float" office:value="1.2372344" calcext:value-type="float">
            <text:p>1,2372344</text:p>
          </table:table-cell>
          <table:table-cell table:style-name="ce5" office:value-type="float" office:value="1.2549147" calcext:value-type="float">
            <text:p>1,2549147</text:p>
          </table:table-cell>
          <table:table-cell table:style-name="ce5"/>
          <table:table-cell table:number-columns-repeated="9"/>
        </table:table-row>
        <table:table-row table:style-name="ro1">
          <table:table-cell table:style-name="ce3" office:value-type="float" office:value="500000" calcext:value-type="float">
            <text:p>500 000</text:p>
          </table:table-cell>
          <table:table-cell table:style-name="ce5" office:value-type="float" office:value="1.2873342" calcext:value-type="float">
            <text:p>1,2873342</text:p>
          </table:table-cell>
          <table:table-cell table:style-name="ce5" office:value-type="float" office:value="2.8919368" calcext:value-type="float">
            <text:p>2,8919368</text:p>
          </table:table-cell>
          <table:table-cell table:style-name="ce5" office:value-type="float" office:value="3.1634142" calcext:value-type="float">
            <text:p>3,1634142</text:p>
          </table:table-cell>
          <table:table-cell table:style-name="ce5"/>
          <table:table-cell table:number-columns-repeated="9"/>
        </table:table-row>
        <table:table-row table:style-name="ro1">
          <table:table-cell table:style-name="ce3" office:value-type="float" office:value="1000000" calcext:value-type="float">
            <text:p>1 000 000</text:p>
          </table:table-cell>
          <table:table-cell table:style-name="ce5" office:value-type="float" office:value="2.6134687" calcext:value-type="float">
            <text:p>2,6134687</text:p>
          </table:table-cell>
          <table:table-cell table:style-name="ce5" office:value-type="float" office:value="6.1771613" calcext:value-type="float">
            <text:p>6,1771613</text:p>
          </table:table-cell>
          <table:table-cell table:style-name="ce5" office:value-type="float" office:value="6.9362983" calcext:value-type="float">
            <text:p>6,9362983</text:p>
          </table:table-cell>
          <table:table-cell table:style-name="ce5"/>
          <table:table-cell table:number-columns-repeated="9"/>
        </table:table-row>
        <table:table-row table:style-name="ro1">
          <table:table-cell table:style-name="ce3" office:value-type="float" office:value="2000000" calcext:value-type="float">
            <text:p>2 000 000</text:p>
          </table:table-cell>
          <table:table-cell table:style-name="ce5" office:value-type="float" office:value="5.7825032" calcext:value-type="float">
            <text:p>5,7825032</text:p>
          </table:table-cell>
          <table:table-cell table:style-name="ce5" office:value-type="float" office:value="12.7405267" calcext:value-type="float">
            <text:p>12,7405267</text:p>
          </table:table-cell>
          <table:table-cell table:style-name="ce5" office:value-type="float" office:value="17.3563245" calcext:value-type="float">
            <text:p>17,3563245</text:p>
          </table:table-cell>
          <table:table-cell table:style-name="ce5"/>
          <table:table-cell table:number-columns-repeated="9"/>
        </table:table-row>
        <table:table-row table:style-name="ro1">
          <table:table-cell table:style-name="ce3" office:value-type="float" office:value="5000000" calcext:value-type="float">
            <text:p>5 000 000</text:p>
          </table:table-cell>
          <table:table-cell table:style-name="ce5" office:value-type="float" office:value="18.1879586" calcext:value-type="float">
            <text:p>18,1879586</text:p>
          </table:table-cell>
          <table:table-cell table:style-name="ce5" office:value-type="float" office:value="32.8869011" calcext:value-type="float">
            <text:p>32,8869011</text:p>
          </table:table-cell>
          <table:table-cell table:style-name="ce5" office:value-type="float" office:value="47.625047" calcext:value-type="float">
            <text:p>47,6250470</text:p>
          </table:table-cell>
          <table:table-cell table:style-name="ce5"/>
          <table:table-cell table:number-columns-repeated="2"/>
          <table:table-cell table:style-name="ce8" table:number-columns-repeated="2"/>
          <table:table-cell table:number-columns-repeated="5"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table:number-columns-repeated="12"/>
          <table:table-cell table:style-name="ce2" table:number-columns-repeated="2"/>
        </table:table-row>
        <table:table-row table:style-name="ro1" table:number-rows-repeated="17">
          <table:table-cell table:number-columns-repeated="12"/>
          <table:table-cell table:style-name="ce5"/>
          <table:table-cell table:style-name="ce8"/>
        </table:table-row>
        <table:table-row table:style-name="ro1">
          <table:table-cell table:number-columns-repeated="12"/>
          <table:table-cell table:style-name="ce5"/>
          <table: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09">
      <number:number number:decimal-places="1" number:min-decimal-places="1" number:min-integer-digits="1" number:grouping="true"/>
    </number:number-style>
    <number:number-style style:name="N110">
      <number:number number:decimal-places="3" number:min-decimal-places="3" number:min-integer-digits="1" number:grouping="true"/>
    </number:number-style>
    <number:number-style style:name="N111">
      <number:number number:decimal-places="4" number:min-decimal-places="4" number:min-integer-digits="1" number:grouping="true"/>
    </number:number-style>
    <number:number-style style:name="N112">
      <number:number number:decimal-places="5" number:min-decimal-places="5" number:min-integer-digits="1" number:grouping="true"/>
    </number:number-style>
    <number:number-style style:name="N113">
      <number:number number:decimal-places="6" number:min-decimal-places="6" number:min-integer-digits="1" number:grouping="true"/>
    </number:number-style>
    <number:number-style style:name="N114">
      <number:number number:decimal-places="7" number:min-decimal-places="7" number:min-integer-digits="1" number:grouping="true"/>
    </number:number-style>
    <number:number-style style:name="N115">
      <number:number number:decimal-places="8" number:min-decimal-places="8" number:min-integer-digits="1" number:grouping="true"/>
    </number:number-style>
    <number:number-style style:name="N116">
      <number:number number:decimal-places="9" number:min-decimal-places="9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.00.0000</text:date>, <text:time style:data-style-name="N2" text:time-value="10:27:31.706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8T19:57:49.255000000</meta:creation-date>
    <dc:date>2021-04-29T14:44:08.024000000</dc:date>
    <meta:editing-duration>P3DT10H57M10S</meta:editing-duration>
    <meta:editing-cycles>5</meta:editing-cycles>
    <meta:generator>LibreOffice/7.1.2.2$Windows_X86_64 LibreOffice_project/8a45595d069ef5570103caea1b71cc9d82b2aae4</meta:generator>
    <meta:document-statistic meta:table-count="1" meta:cell-count="8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3">
      <number:number number:decimal-places="0" number:min-decimal-places="0" number:min-integer-digits="1" number:grouping="true"/>
    </number:number-style>
    <number:number-style style:name="N114">
      <number:number number:decimal-places="7" number:min-decimal-places="7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4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4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163cm" svg:y="0.316cm" chart:style-name="ch2">
          <text:p>Timsort</text:p>
        </chart:title>
        <chart:legend chart:legend-position="end" svg:x="11.666cm" svg:y="3.703cm" style:legend-expansion="high" chart:style-name="ch3"/>
        <chart:plot-area chart:style-name="ch4" table:cell-range-address="List1.A2:List1.D20" chart:data-source-has-labels="both" svg:x="1.331cm" svg:y="1.275cm" svg:width="10.015cm" svg:height="6.564cm">
          <chart:coordinate-region svg:x="3.54cm" svg:y="1.275cm" svg:width="7.806cm" svg:height="4.769cm"/>
          <chart:axis chart:dimension="x" chart:name="primary-x" chart:style-name="ch5" chartooo:axis-type="auto">
            <chartooo:date-scale/>
            <chart:title svg:x="5.434cm" svg:y="8.019cm" chart:style-name="ch6">
              <text:p>Počet prvků</text:p>
            </chart:title>
            <chart:categories table:cell-range-address="List1.A3:List1.A20"/>
            <chart:grid chart:style-name="ch7" chart:class="major"/>
          </chart:axis>
          <chart:axis chart:dimension="y" chart:name="primary-y" chart:style-name="ch8">
            <chart:title svg:x="0.451cm" svg:y="5.13cm" chart:style-name="ch9">
              <text:p>Čas (s)</text:p>
            </chart:title>
            <chart:grid chart:style-name="ch7" chart:class="major"/>
          </chart:axis>
          <chart:series chart:style-name="ch10" chart:values-cell-range-address="List1.B3:List1.B20" chart:label-cell-address="List1.B2:List1.B2" chart:class="chart:line">
            <chart:data-point chart:repeated="18"/>
          </chart:series>
          <chart:series chart:style-name="ch11" chart:values-cell-range-address="List1.C3:List1.C20" chart:label-cell-address="List1.C2:List1.C2" chart:class="chart:line">
            <chart:data-point chart:repeated="18"/>
          </chart:series>
          <chart:series chart:style-name="ch12" chart:values-cell-range-address="List1.D3:List1.D20" chart:label-cell-address="List1.D2:List1.D2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řazené</text:p>
                <draw:g>
                  <svg:desc>List1.B2:List1.B2</svg:desc>
                </draw:g>
              </table:table-cell>
              <table:table-cell office:value-type="string">
                <text:p>Obráceně seřezané</text:p>
                <draw:g>
                  <svg:desc>List1.C2:List1.C2</svg:desc>
                </draw:g>
              </table:table-cell>
              <table:table-cell office:value-type="string">
                <text:p>Náhodné</text:p>
                <draw:g>
                  <svg:desc>List1.D2:List1.D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List1.A3:List1.A20</svg:desc>
                </draw:g>
              </table:table-cell>
              <table:table-cell office:value-type="float" office:value="0.0000034">
                <text:p>0.0000034</text:p>
                <draw:g>
                  <svg:desc>List1.B3:List1.B20</svg:desc>
                </draw:g>
              </table:table-cell>
              <table:table-cell office:value-type="float" office:value="0.0000101">
                <text:p>0.0000101</text:p>
                <draw:g>
                  <svg:desc>List1.C3:List1.C20</svg:desc>
                </draw:g>
              </table:table-cell>
              <table:table-cell office:value-type="float" office:value="0.0000066">
                <text:p>0.0000066</text:p>
                <draw:g>
                  <svg:desc>List1.D3:List1.D2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092">
                <text:p>0.0000092</text:p>
              </table:table-cell>
              <table:table-cell office:value-type="float" office:value="0.0000348">
                <text:p>0.0000348</text:p>
              </table:table-cell>
              <table:table-cell office:value-type="float" office:value="0.0000214">
                <text:p>0.000021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203">
                <text:p>0.0000203</text:p>
              </table:table-cell>
              <table:table-cell office:value-type="float" office:value="0.0004321">
                <text:p>0.0004321</text:p>
              </table:table-cell>
              <table:table-cell office:value-type="float" office:value="0.0000772">
                <text:p>0.000077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1188">
                <text:p>0.0001188</text:p>
              </table:table-cell>
              <table:table-cell office:value-type="float" office:value="0.0007229">
                <text:p>0.0007229</text:p>
              </table:table-cell>
              <table:table-cell office:value-type="float" office:value="0.0004223">
                <text:p>0.000422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2104">
                <text:p>0.0002104</text:p>
              </table:table-cell>
              <table:table-cell office:value-type="float" office:value="0.0006717">
                <text:p>0.0006717</text:p>
              </table:table-cell>
              <table:table-cell office:value-type="float" office:value="0.0004735">
                <text:p>0.000473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4044">
                <text:p>0.0004044</text:p>
              </table:table-cell>
              <table:table-cell office:value-type="float" office:value="0.002508">
                <text:p>0.002508</text:p>
              </table:table-cell>
              <table:table-cell office:value-type="float" office:value="0.0014333">
                <text:p>0.001433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8894">
                <text:p>0.0008894</text:p>
              </table:table-cell>
              <table:table-cell office:value-type="float" office:value="0.0049719">
                <text:p>0.0049719</text:p>
              </table:table-cell>
              <table:table-cell office:value-type="float" office:value="0.0031357">
                <text:p>0.003135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2129">
                <text:p>0.002129</text:p>
              </table:table-cell>
              <table:table-cell office:value-type="float" office:value="0.0080764">
                <text:p>0.0080764</text:p>
              </table:table-cell>
              <table:table-cell office:value-type="float" office:value="0.0097459">
                <text:p>0.009745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106339">
                <text:p>0.0106339</text:p>
              </table:table-cell>
              <table:table-cell office:value-type="float" office:value="0.0297028">
                <text:p>0.0297028</text:p>
              </table:table-cell>
              <table:table-cell office:value-type="float" office:value="0.0188311">
                <text:p>0.018831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133634">
                <text:p>0.0133634</text:p>
              </table:table-cell>
              <table:table-cell office:value-type="float" office:value="0.0484062">
                <text:p>0.0484062</text:p>
              </table:table-cell>
              <table:table-cell office:value-type="float" office:value="0.0403653">
                <text:p>0.040365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292128">
                <text:p>0.0292128</text:p>
              </table:table-cell>
              <table:table-cell office:value-type="float" office:value="0.1060286">
                <text:p>0.1060286</text:p>
              </table:table-cell>
              <table:table-cell office:value-type="float" office:value="0.0856943">
                <text:p>0.085694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992678">
                <text:p>0.0992678</text:p>
              </table:table-cell>
              <table:table-cell office:value-type="float" office:value="0.305927">
                <text:p>0.305927</text:p>
              </table:table-cell>
              <table:table-cell office:value-type="float" office:value="0.2958804">
                <text:p>0.295880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2308808">
                <text:p>0.2308808</text:p>
              </table:table-cell>
              <table:table-cell office:value-type="float" office:value="0.5896787">
                <text:p>0.5896787</text:p>
              </table:table-cell>
              <table:table-cell office:value-type="float" office:value="0.5476764">
                <text:p>0.5476764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4697728">
                <text:p>0.4697728</text:p>
              </table:table-cell>
              <table:table-cell office:value-type="float" office:value="1.2372344">
                <text:p>1.2372344</text:p>
              </table:table-cell>
              <table:table-cell office:value-type="float" office:value="1.2549147">
                <text:p>1.2549147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.2873342">
                <text:p>1.2873342</text:p>
              </table:table-cell>
              <table:table-cell office:value-type="float" office:value="2.8919368">
                <text:p>2.8919368</text:p>
              </table:table-cell>
              <table:table-cell office:value-type="float" office:value="3.1634142">
                <text:p>3.163414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6134687">
                <text:p>2.6134687</text:p>
              </table:table-cell>
              <table:table-cell office:value-type="float" office:value="6.1771613">
                <text:p>6.1771613</text:p>
              </table:table-cell>
              <table:table-cell office:value-type="float" office:value="6.9362983">
                <text:p>6.9362983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5.7825032">
                <text:p>5.7825032</text:p>
              </table:table-cell>
              <table:table-cell office:value-type="float" office:value="12.7405267">
                <text:p>12.7405267</text:p>
              </table:table-cell>
              <table:table-cell office:value-type="float" office:value="17.3563245">
                <text:p>17.3563245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18.1879586">
                <text:p>18.1879586</text:p>
              </table:table-cell>
              <table:table-cell office:value-type="float" office:value="32.8869011">
                <text:p>32.8869011</text:p>
              </table:table-cell>
              <table:table-cell office:value-type="float" office:value="47.625047">
                <text:p>47.6250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